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000000" fo:background-color="#FFFF00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background-color="#FFFF00"/>
    </style:style>
    <style:style style:name="T5" style:parent-style-name="Policepardéfaut" style:family="text">
      <style:text-properties fo:background-color="#FF0000"/>
    </style:style>
    <style:style style:name="T6" style:parent-style-name="Policepardéfaut" style:family="text">
      <style:text-properties fo:background-color="#FF0000"/>
    </style:style>
    <style:style style:name="T7" style:parent-style-name="Policepardéfaut" style:family="text">
      <style:text-properties fo:background-color="#FFFF00"/>
    </style:style>
    <style:style style:name="T8" style:parent-style-name="Policepardéfaut" style:family="text">
      <style:text-properties fo:background-color="#FFFF00"/>
    </style:style>
    <style:style style:name="T9" style:parent-style-name="Policepardéfaut" style:family="text">
      <style:text-properties fo:background-color="#FF0000"/>
    </style:style>
    <style:style style:name="T10" style:parent-style-name="Policepardéfaut" style:family="text">
      <style:text-properties fo:background-color="#FF0000"/>
    </style:style>
    <style:style style:name="T11" style:parent-style-name="Policepardéfaut" style:family="text">
      <style:text-properties fo:background-color="#FF0000"/>
    </style:style>
    <style:style style:name="TableColumn13" style:family="table-column">
      <style:table-column-properties style:column-width="1.5902in"/>
    </style:style>
    <style:style style:name="TableColumn14" style:family="table-column">
      <style:table-column-properties style:column-width="1.5152in"/>
    </style:style>
    <style:style style:name="TableColumn15" style:family="table-column">
      <style:table-column-properties style:column-width="1.2534in"/>
    </style:style>
    <style:style style:name="TableColumn16" style:family="table-column">
      <style:table-column-properties style:column-width="1.1826in"/>
    </style:style>
    <style:style style:name="TableColumn17" style:family="table-column">
      <style:table-column-properties style:column-width="0.977in"/>
    </style:style>
    <style:style style:name="Table12" style:family="table">
      <style:table-properties style:width="6.5187in" fo:margin-left="0in" table:align="left"/>
    </style:style>
    <style:style style:name="TableRow18" style:family="table-row">
      <style:table-row-properties style:min-row-height="0.3493in"/>
    </style:style>
    <style:style style:name="TableCell1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 style:min-row-height="0.3291in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B4C6E7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B4C6E7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4C6E7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3291in"/>
    </style:style>
    <style:style style:name="TableCell41" style:family="table-cell">
      <style:table-cell-properties fo:border="0.0069in solid #B4C6E7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4C6E7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4C6E7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B4C6E7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B4C6E7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 style:min-row-height="0.3493in"/>
    </style:style>
    <style:style style:name="TableCell52" style:family="table-cell">
      <style:table-cell-properties fo:border="0.0069in solid #B4C6E7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="0.0069in solid #B4C6E7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B4C6E7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B4C6E7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B4C6E7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 style:min-row-height="0.3291in"/>
    </style:style>
    <style:style style:name="TableCell63" style:family="table-cell">
      <style:table-cell-properties fo:border="0.0069in solid #B4C6E7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="0.0069in solid #B4C6E7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B4C6E7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B4C6E7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B4C6E7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 style:min-row-height="0.3493in"/>
    </style:style>
    <style:style style:name="TableCell74" style:family="table-cell">
      <style:table-cell-properties fo:border="0.0069in solid #B4C6E7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" style:family="table-cell">
      <style:table-cell-properties fo:border="0.0069in solid #B4C6E7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B4C6E7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4C6E7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B4C6E7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 style:min-row-height="0.3291in"/>
    </style:style>
    <style:style style:name="TableCell85" style:family="table-cell">
      <style:table-cell-properties fo:border="0.0069in solid #B4C6E7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B4C6E7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B4C6E7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B4C6E7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B4C6E7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min-row-height="0.3493in"/>
    </style:style>
    <style:style style:name="TableCell96" style:family="table-cell">
      <style:table-cell-properties fo:border="0.0069in solid #B4C6E7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8" style:family="table-cell">
      <style:table-cell-properties fo:border="0.0069in solid #B4C6E7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B4C6E7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B4C6E7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B4C6E7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Row106" style:family="table-row">
      <style:table-row-properties style:min-row-height="0.3493in"/>
    </style:style>
    <style:style style:name="TableCell107" style:family="table-cell">
      <style:table-cell-properties fo:border="0.0069in solid #B4C6E7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B4C6E7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B4C6E7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 style:min-row-height="0.3291in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0" style:family="table-cell">
      <style:table-cell-properties fo:border="0.0069in solid #B4C6E7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B4C6E7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B4C6E7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B4C6E7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 style:min-row-height="0.3291in"/>
    </style:style>
    <style:style style:name="TableCell129" style:family="table-cell">
      <style:table-cell-properties fo:border="0.0069in solid #B4C6E7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1" style:family="table-cell">
      <style:table-cell-properties fo:border="0.0069in solid #B4C6E7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B4C6E7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B4C6E7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B4C6E7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 style:min-row-height="0.3291in"/>
    </style:style>
    <style:style style:name="TableCell140" style:family="table-cell">
      <style:table-cell-properties fo:border="0.0069in solid #B4C6E7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B4C6E7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B4C6E7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B4C6E7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3291in"/>
    </style:style>
    <style:style style:name="TableCell151" style:family="table-cell">
      <style:table-cell-properties fo:border="0.0069in solid #B4C6E7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3" style:family="table-cell">
      <style:table-cell-properties fo:border="0.0069in solid #B4C6E7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B4C6E7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B4C6E7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B4C6E7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Row161" style:family="table-row">
      <style:table-row-properties style:min-row-height="0.3291in"/>
    </style:style>
    <style:style style:name="TableCell162" style:family="table-cell">
      <style:table-cell-properties fo:border="0.0069in solid #B4C6E7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4" style:family="table-cell">
      <style:table-cell-properties fo:border="0.0069in solid #B4C6E7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B4C6E7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B4C6E7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B4C6E7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 style:min-row-height="0.3291in"/>
    </style:style>
    <style:style style:name="TableCell173" style:family="table-cell">
      <style:table-cell-properties fo:border="0.0069in solid #B4C6E7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5" style:family="table-cell">
      <style:table-cell-properties fo:border="0.0069in solid #B4C6E7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B4C6E7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B4C6E7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B4C6E7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 style:min-row-height="0.3291in"/>
    </style:style>
    <style:style style:name="TableCell184" style:family="table-cell">
      <style:table-cell-properties fo:border="0.0069in solid #B4C6E7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6" style:family="table-cell">
      <style:table-cell-properties fo:border="0.0069in solid #B4C6E7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B4C6E7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B4C6E7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B4C6E7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Une région voyant son activité touristique grandir, souhaite mettre en place une structure permettant de suivre l'état de ses plages.</text:p>
      <text:p text:style-name="Normal"><text:s/>Dans un premier temps, elle souhaite connaître toutes<text:s/><text:span text:style-name="T2">ses plages</text:span><text:span text:style-name="T3"><text:s/></text:span>:<text:s/></text:p>
      <text:p text:style-name="Normal">- Chaque plage appartient à<text:s/><text:span text:style-name="T4">une ville</text:span><text:s/>- Pour une plage, on connaîtra :<text:s/></text:p>
      <text:p text:style-name="Normal">•<text:s/><text:span text:style-name="T5">Sa longueur en km</text:span><text:s/></text:p>
      <text:p text:style-name="Normal">•<text:s/><text:span text:style-name="T6">La nature du terrain</text:span><text:s/>: sable fin, rochers, galets, ... sachant qu'il peut y avoir des plages avec sable et rochers.<text:line-break/>Le suivi se fera par<text:s/><text:span text:style-name="T7">département</text:span><text:s/>(uniquement les départements de la région) :</text:p>
      <text:p text:style-name="Normal"><text:s/>- Un<text:s/><text:span text:style-name="T8">responsable région</text:span><text:s/>sera<text:s/>nommée<text:s/>: on en connaitra son<text:s/><text:span text:style-name="T9">nom et son prénom.</text:span><text:s/></text:p>
      <text:p text:style-name="Normal">- Une ville est identifiée par son<text:s/><text:span text:style-name="T10">code postal</text:span><text:s/>et le<text:s/><text:span text:style-name="T11">nombre de touristes annuel</text:span><text:s/>qu'elle reçoit doit être connu.</text:p>
      <text:p text:style-name="Normal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Mnémonique</text:p>
          </table:table-cell>
          <table:table-cell table:style-name="TableCell21">
            <text:p text:style-name="P22">Signification</text:p>
          </table:table-cell>
          <table:table-cell table:style-name="TableCell23">
            <text:p text:style-name="P24">Type(longueur)</text:p>
          </table:table-cell>
          <table:table-cell table:style-name="TableCell25">
            <text:p text:style-name="P26">Remarques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id_plage</text:p>
          </table:table-cell>
          <table:table-cell table:style-name="TableCell32">
            <text:p text:style-name="P33">Identifiant interne de la plage</text:p>
          </table:table-cell>
          <table:table-cell table:style-name="TableCell34">
            <text:p text:style-name="P35">INT(11)</text:p>
          </table:table-cell>
          <table:table-cell table:style-name="TableCell36">
            <text:p text:style-name="P37">Identifian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longueur_km_plage</text:p>
          </table:table-cell>
          <table:table-cell table:style-name="TableCell43">
            <text:p text:style-name="P44">Longueur de la plage en kilomètres</text:p>
          </table:table-cell>
          <table:table-cell table:style-name="TableCell45">
            <text:p text:style-name="P46">DECIMAL(5,3)</text:p>
          </table:table-cell>
          <table:table-cell table:style-name="TableCell47">
            <text:p text:style-name="P48">&gt;0<text:s/>, obligatoire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nature_terrain</text:p>
          </table:table-cell>
          <table:table-cell table:style-name="TableCell54">
            <text:p text:style-name="P55">Nature du terrain de la plage(rochers,sable…)</text:p>
          </table:table-cell>
          <table:table-cell table:style-name="TableCell56">
            <text:p text:style-name="P57">VARCHAR(255)</text:p>
          </table:table-cell>
          <table:table-cell table:style-name="TableCell58">
            <text:p text:style-name="P59">obligatoir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nom_plage</text:p>
          </table:table-cell>
          <table:table-cell table:style-name="TableCell65">
            <text:p text:style-name="P66">Nom de la plage</text:p>
          </table:table-cell>
          <table:table-cell table:style-name="TableCell67">
            <text:p text:style-name="P68">VARCHAR(255)</text:p>
          </table:table-cell>
          <table:table-cell table:style-name="TableCell69">
            <text:p text:style-name="P70">obligatoire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umero_departement</text:p>
          </table:table-cell>
          <table:table-cell table:style-name="TableCell76">
            <text:p text:style-name="P77">Numéro de département</text:p>
          </table:table-cell>
          <table:table-cell table:style-name="TableCell78">
            <text:p text:style-name="P79">CHAR(3)</text:p>
          </table:table-cell>
          <table:table-cell table:style-name="TableCell80">
            <text:p text:style-name="P81">identifiant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nom_departement</text:p>
          </table:table-cell>
          <table:table-cell table:style-name="TableCell87">
            <text:p text:style-name="P88">Nom du département</text:p>
          </table:table-cell>
          <table:table-cell table:style-name="TableCell89">
            <text:p text:style-name="P90">VARCHAR(40)</text:p>
          </table:table-cell>
          <table:table-cell table:style-name="TableCell91">
            <text:p text:style-name="P92">obligatoire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code_insee</text:p>
          </table:table-cell>
          <table:table-cell table:style-name="TableCell98">
            <text:p text:style-name="P99">Identifiant de la ville</text:p>
          </table:table-cell>
          <table:table-cell table:style-name="TableCell100">
            <text:p text:style-name="P101">CHAR(5)</text:p>
          </table:table-cell>
          <table:table-cell table:style-name="TableCell102">
            <text:p text:style-name="P103">identifiant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code_postale</text:p>
          </table:table-cell>
          <table:table-cell table:style-name="TableCell109">
            <text:p text:style-name="P110">Code postale de la ville</text:p>
          </table:table-cell>
          <table:table-cell table:style-name="TableCell111">
            <text:p text:style-name="P112">CHAR(5)</text:p>
          </table:table-cell>
          <table:table-cell table:style-name="TableCell113">
            <text:p text:style-name="P114">obligatoire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nom_ville</text:p>
          </table:table-cell>
          <table:table-cell table:style-name="TableCell120">
            <text:p text:style-name="P121">Nom de la ville</text:p>
          </table:table-cell>
          <table:table-cell table:style-name="TableCell122">
            <text:p text:style-name="P123">VARCHAR(50)</text:p>
          </table:table-cell>
          <table:table-cell table:style-name="TableCell124">
            <text:p text:style-name="P125">obligatoire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nb_touristes_annuel</text:p>
          </table:table-cell>
          <table:table-cell table:style-name="TableCell131">
            <text:p text:style-name="P132">Nombre de touristes annuels</text:p>
          </table:table-cell>
          <table:table-cell table:style-name="TableCell133">
            <text:p text:style-name="P134">INT(10)</text:p>
          </table:table-cell>
          <table:table-cell table:style-name="TableCell135">
            <text:p text:style-name="P136">obligatoire &gt; 0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id_responsable</text:p>
          </table:table-cell>
          <table:table-cell table:style-name="TableCell142">
            <text:p text:style-name="P143">Identifiant interne du responsable<text:s/>de la région</text:p>
          </table:table-cell>
          <table:table-cell table:style-name="TableCell144">
            <text:p text:style-name="P145">INT(11)</text:p>
          </table:table-cell>
          <table:table-cell table:style-name="TableCell146">
            <text:p text:style-name="P147">identifiant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nom_responsable</text:p>
          </table:table-cell>
          <table:table-cell table:style-name="TableCell153">
            <text:p text:style-name="P154">Nom du responsable<text:s/>de région</text:p>
          </table:table-cell>
          <table:table-cell table:style-name="TableCell155">
            <text:p text:style-name="P156">VARCHAR(100)</text:p>
          </table:table-cell>
          <table:table-cell table:style-name="TableCell157">
            <text:p text:style-name="P158">obligatoir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prenom_responsable</text:p>
          </table:table-cell>
          <table:table-cell table:style-name="TableCell164">
            <text:p text:style-name="P165">Prénom du responsable<text:s/>de région</text:p>
          </table:table-cell>
          <table:table-cell table:style-name="TableCell166">
            <text:p text:style-name="P167">VARCHAR(50)</text:p>
          </table:table-cell>
          <table:table-cell table:style-name="TableCell168">
            <text:p text:style-name="P169">obligatoire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</table:table-row>
      </table:table>
      <text:p text:style-name="Normal">Dictionnaire des données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RRAND Nicolas</meta:initial-creator>
    <dc:creator>FERRAND Nicolas</dc:creator>
    <meta:creation-date>2023-01-23T10:03:00Z</meta:creation-date>
    <dc:date>2023-01-23T11:10:00Z</dc:date>
    <meta:template xlink:href="Normal" xlink:type="simple"/>
    <meta:editing-cycles>24</meta:editing-cycles>
    <meta:editing-duration>PT4020S</meta:editing-duration>
    <meta:document-statistic meta:page-count="2" meta:paragraph-count="3" meta:word-count="256" meta:character-count="1661" meta:row-count="11" meta:non-whitespace-character-count="1408"/>
  </office:meta>
</office:document-meta>
</file>